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D54DF68962.png" manifest:media-type="image/png"/>
  <manifest:file-entry manifest:full-path="Pictures/1000020100000262000001D517CDA8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0.5903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01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335f" officeooo:paragraph-rsid="00306026"/>
    </style:style>
    <style:style style:name="P2" style:family="paragraph" style:parent-style-name="Table_20_Contents">
      <style:text-properties officeooo:rsid="001a0fc2" officeooo:paragraph-rsid="00306026"/>
    </style:style>
    <style:style style:name="P3" style:family="paragraph" style:parent-style-name="Table_20_Contents">
      <style:text-properties officeooo:rsid="001a0fc2" officeooo:paragraph-rsid="0031c429"/>
    </style:style>
    <style:style style:name="P4" style:family="paragraph" style:parent-style-name="Table_20_Contents">
      <style:text-properties officeooo:rsid="001d389f" officeooo:paragraph-rsid="0031c429"/>
    </style:style>
    <style:style style:name="P5" style:family="paragraph" style:parent-style-name="Table_20_Contents">
      <style:text-properties officeooo:rsid="001e141e" officeooo:paragraph-rsid="00306026"/>
    </style:style>
    <style:style style:name="P6" style:family="paragraph" style:parent-style-name="Table_20_Contents">
      <style:text-properties officeooo:rsid="001e50c1" officeooo:paragraph-rsid="00306026"/>
    </style:style>
    <style:style style:name="P7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8" style:family="paragraph" style:parent-style-name="Table_20_Contents">
      <style:text-properties officeooo:rsid="002025ff" officeooo:paragraph-rsid="00306026"/>
    </style:style>
    <style:style style:name="P9" style:family="paragraph" style:parent-style-name="Table_20_Contents">
      <style:text-properties officeooo:rsid="00243aa7" officeooo:paragraph-rsid="00306026"/>
    </style:style>
    <style:style style:name="P10" style:family="paragraph" style:parent-style-name="Table_20_Contents">
      <style:text-properties officeooo:rsid="00261dc0" officeooo:paragraph-rsid="00306026"/>
    </style:style>
    <style:style style:name="P11" style:family="paragraph" style:parent-style-name="Table_20_Contents">
      <style:text-properties officeooo:rsid="002791a4" officeooo:paragraph-rsid="00306026"/>
    </style:style>
    <style:style style:name="P12" style:family="paragraph" style:parent-style-name="Table_20_Contents">
      <style:text-properties officeooo:rsid="002791a4" officeooo:paragraph-rsid="0031c429"/>
    </style:style>
    <style:style style:name="P13" style:family="paragraph" style:parent-style-name="Table_20_Contents">
      <style:text-properties officeooo:rsid="002ad95a" officeooo:paragraph-rsid="00306026"/>
    </style:style>
    <style:style style:name="P14" style:family="paragraph" style:parent-style-name="Table_20_Contents">
      <style:text-properties officeooo:rsid="002ad95a" officeooo:paragraph-rsid="0031c429"/>
    </style:style>
    <style:style style:name="P15" style:family="paragraph" style:parent-style-name="Table_20_Contents">
      <style:text-properties officeooo:rsid="002c5401" officeooo:paragraph-rsid="00306026"/>
    </style:style>
    <style:style style:name="P16" style:family="paragraph" style:parent-style-name="Table_20_Contents">
      <style:text-properties officeooo:rsid="002c5401" officeooo:paragraph-rsid="0031c429"/>
    </style:style>
    <style:style style:name="P17" style:family="paragraph" style:parent-style-name="Table_20_Contents">
      <style:text-properties officeooo:rsid="0031c429" officeooo:paragraph-rsid="0031c429"/>
    </style:style>
    <style:style style:name="P18" style:family="paragraph" style:parent-style-name="Table_20_Contents">
      <style:paragraph-properties fo:text-align="center" style:justify-single-word="false"/>
      <style:text-properties officeooo:rsid="00338fad" officeooo:paragraph-rsid="00338fad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4d5a8" officeooo:paragraph-rsid="0034d5a8"/>
    </style:style>
    <style:style style:name="P21" style:family="paragraph" style:parent-style-name="Standard">
      <style:text-properties officeooo:paragraph-rsid="00306026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c4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ngle</text:p>
          </table:table-cell>
          <table:table-cell table:style-name="Table1.A1" office:value-type="string">
            <text:p text:style-name="P18">Left</text:p>
          </table:table-cell>
          <table:table-cell table:style-name="Table1.C1" office:value-type="string">
            <text:p text:style-name="P18">Right</text:p>
          </table:table-cell>
        </table:table-row>
        <table:table-row>
          <table:table-cell table:style-name="Table1.A2" office:value-type="string">
            <text:p text:style-name="P20">2<text:span text:style-name="T3">o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5<text:span text:style-name="T3">o</text:span></text:p>
          </table:table-cell>
          <table:table-cell table:style-name="Table1.A2" office:value-type="string">
            <text:p text:style-name="P13"><draw:frame draw:style-name="fr1" draw:name="Image2" text:anchor-type="as-char" svg:width="2.9in" svg:height="2.2299in" draw:z-index="1"><draw:image xlink:href="Pictures/1000020100000262000001D517CDA813.png" xlink:type="simple" xlink:show="embed" xlink:actuate="onLoad"/></draw:frame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0">10<text:span text:style-name="T3">o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4"><draw:frame draw:style-name="fr1" draw:name="Image1" text:anchor-type="as-char" svg:width="3in" svg:height="2.3098in" draw:z-index="0"><draw:image xlink:href="Pictures/1000020100000262000001D54DF68962.png" xlink:type="simple" xlink:show="embed" xlink:actuate="onLoad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7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0T11:49:24.333141939</dc:date>
    <meta:editing-duration>PT44M48S</meta:editing-duration>
    <meta:editing-cycles>10</meta:editing-cycles>
    <meta:generator>LibreOffice/4.2.4.2$Linux_x86 LibreOffice_project/420m0$Build-2</meta:generator>
    <dc:creator>helio </dc:creator>
    <meta:document-statistic meta:table-count="1" meta:image-count="2" meta:object-count="0" meta:page-count="1" meta:paragraph-count="8" meta:word-count="6" meta:character-count="21" meta:non-whitespace-character-count="21"/>
  </office:meta>
</office:document-meta>
</file>